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6.77cm" svg:height="0.962cm" svg:x="1.909cm" svg:y="3.065cm">
          <draw:text-box>
            <text:p>include</text:p>
          </draw:text-box>
        </draw:frame>
        <draw:line draw:style-name="gr2" draw:text-style-name="P1" draw:layer="layout" svg:x1="0.741cm" svg:y1="3.583cm" svg:x2="1.935cm" svg:y2="3.583cm">
          <text:p/>
        </draw:line>
        <draw:line draw:style-name="gr2" draw:text-style-name="P1" draw:layer="layout" svg:x1="2.494cm" svg:y1="4.206cm" svg:x2="2.493cm" svg:y2="4.847cm">
          <text:p/>
        </draw:line>
        <draw:line draw:style-name="gr2" draw:text-style-name="P1" draw:layer="layout" svg:x1="2.49cm" svg:y1="4.886cm" svg:x2="3.635cm" svg:y2="4.883cm">
          <text:p/>
        </draw:line>
        <draw:line draw:style-name="gr2" draw:text-style-name="P1" draw:layer="layout" svg:x1="4.416cm" svg:y1="6.048cm" svg:x2="5.61cm" svg:y2="6.048cm">
          <text:p/>
        </draw:line>
        <draw:frame draw:style-name="gr1" draw:layer="layout" svg:width="6.77cm" svg:height="0.962cm" svg:x="3.709cm" svg:y="4.365cm">
          <draw:text-box>
            <text:p>lib</text:p>
          </draw:text-box>
        </draw:frame>
        <draw:line draw:style-name="gr2" draw:text-style-name="P1" draw:layer="layout" svg:x1="4.39cm" svg:y1="5.296cm" svg:x2="4.39cm" svg:y2="7.196cm">
          <text:p/>
        </draw:line>
        <draw:frame draw:style-name="gr1" draw:layer="layout" svg:width="6.77cm" svg:height="0.962cm" svg:x="6.172cm" svg:y="5.546cm">
          <draw:text-box>
            <text:p>sys</text:p>
          </draw:text-box>
        </draw:frame>
        <draw:line draw:style-name="gr2" draw:text-style-name="P1" draw:layer="layout" svg:x1="4.416cm" svg:y1="7.148cm" svg:x2="5.61cm" svg:y2="7.148cm">
          <text:p/>
        </draw:line>
        <draw:frame draw:style-name="gr1" draw:layer="layout" svg:width="6.77cm" svg:height="0.962cm" svg:x="6.172cm" svg:y="6.546cm">
          <draw:text-box>
            <text:p>os</text:p>
          </draw:text-box>
        </draw:frame>
        <draw:frame draw:style-name="gr1" draw:layer="layout" svg:width="6.77cm" svg:height="0.962cm" svg:x="1.909cm" svg:y="13.265cm">
          <draw:text-box>
            <text:p>lib</text:p>
          </draw:text-box>
        </draw:frame>
        <draw:line draw:style-name="gr2" draw:text-style-name="P1" draw:layer="layout" svg:x1="0.741cm" svg:y1="13.783cm" svg:x2="1.935cm" svg:y2="13.783cm">
          <text:p/>
        </draw:line>
        <draw:line draw:style-name="gr2" draw:text-style-name="P1" draw:layer="layout" svg:x1="2.378cm" svg:y1="14.581cm" svg:x2="2.385cm" svg:y2="17.268cm">
          <text:p/>
        </draw:line>
        <draw:line draw:style-name="gr2" draw:text-style-name="P1" draw:layer="layout" svg:x1="2.374cm" svg:y1="15.261cm" svg:x2="3.519cm" svg:y2="15.258cm">
          <text:p/>
        </draw:line>
        <draw:frame draw:style-name="gr1" draw:layer="layout" svg:width="6.77cm" svg:height="0.962cm" svg:x="3.667cm" svg:y="14.735cm">
          <draw:text-box>
            <text:p>os</text:p>
          </draw:text-box>
        </draw:frame>
        <draw:line draw:style-name="gr2" draw:text-style-name="P1" draw:layer="layout" svg:x1="2.375cm" svg:y1="17.264cm" svg:x2="3.52cm" svg:y2="17.261cm">
          <text:p/>
        </draw:line>
        <draw:frame draw:style-name="gr1" draw:layer="layout" svg:width="6.77cm" svg:height="0.962cm" svg:x="3.667cm" svg:y="16.737cm">
          <draw:text-box>
            <text:p>std</text:p>
          </draw:text-box>
        </draw:frame>
        <draw:frame draw:style-name="gr1" draw:layer="layout" svg:width="6.77cm" svg:height="0.962cm" svg:x="3.667cm" svg:y="14.735cm">
          <draw:text-box>
            <text:p>os</text:p>
          </draw:text-box>
        </draw:frame>
        <draw:line draw:style-name="gr2" draw:text-style-name="P1" draw:layer="layout" svg:x1="2.376cm" svg:y1="16.265cm" svg:x2="3.521cm" svg:y2="16.262cm">
          <text:p/>
        </draw:line>
        <draw:frame draw:style-name="gr1" draw:layer="layout" svg:width="6.77cm" svg:height="0.962cm" svg:x="3.667cm" svg:y="15.737cm">
          <draw:text-box>
            <text:p>internal</text:p>
          </draw:text-box>
        </draw:frame>
        <draw:line draw:style-name="gr3" draw:text-style-name="P1" draw:layer="layout" svg:x1="11.635cm" svg:y1="6.074cm" svg:x2="8.289cm" svg:y2="6.074cm">
          <text:p/>
        </draw:line>
        <draw:frame draw:style-name="gr1" draw:text-style-name="P2" draw:layer="layout" svg:width="15.148cm" svg:height="0.763cm" svg:x="11.947cm" svg:y="5.659cm">
          <draw:text-box>
            <text:p text:style-name="P2"><text:span text:style-name="T1">All system dependent header files in the standard</text:span></text:p>
          </draw:text-box>
        </draw:frame>
        <draw:line draw:style-name="gr3" draw:text-style-name="P1" draw:layer="layout" svg:x1="11.635cm" svg:y1="7.074cm" svg:x2="8.289cm" svg:y2="7.074cm">
          <text:p/>
        </draw:line>
        <draw:frame draw:style-name="gr1" draw:text-style-name="P2" draw:layer="layout" svg:width="15.148cm" svg:height="0.763cm" svg:x="11.947cm" svg:y="6.76cm">
          <draw:text-box>
            <text:p text:style-name="P2"><text:span text:style-name="T1">All other OS specific header files, including those shared with the kernel</text:span></text:p>
          </draw:text-box>
        </draw:frame>
        <draw:line draw:style-name="gr3" draw:text-style-name="P1" draw:layer="layout" svg:x1="11.635cm" svg:y1="15.274cm" svg:x2="8.289cm" svg:y2="15.274cm">
          <text:p/>
        </draw:line>
        <draw:frame draw:style-name="gr1" draw:text-style-name="P2" draw:layer="layout" svg:width="15.148cm" svg:height="0.763cm" svg:x="11.947cm" svg:y="14.861cm">
          <draw:text-box>
            <text:p text:style-name="P2"><text:span text:style-name="T1">All OS dependent code, i.e. system calls – this is libos.a</text:span></text:p>
          </draw:text-box>
        </draw:frame>
        <draw:line draw:style-name="gr3" draw:text-style-name="P1" draw:layer="layout" svg:x1="11.635cm" svg:y1="16.174cm" svg:x2="8.289cm" svg:y2="16.174cm">
          <text:p/>
        </draw:line>
        <draw:frame draw:style-name="gr1" draw:text-style-name="P2" draw:layer="layout" svg:width="15.148cm" svg:height="0.763cm" svg:x="11.947cm" svg:y="15.862cm">
          <draw:text-box>
            <text:p text:style-name="P2"><text:span text:style-name="T1">All library internals</text:span></text:p>
          </draw:text-box>
        </draw:frame>
        <draw:line draw:style-name="gr3" draw:text-style-name="P1" draw:layer="layout" svg:x1="11.635cm" svg:y1="17.275cm" svg:x2="8.289cm" svg:y2="17.275cm">
          <text:p/>
        </draw:line>
        <draw:frame draw:style-name="gr1" draw:text-style-name="P2" draw:layer="layout" svg:width="15.148cm" svg:height="0.763cm" svg:x="11.947cm" svg:y="16.963cm">
          <draw:text-box>
            <text:p text:style-name="P2"><text:span text:style-name="T1">All functions which are part of the standard go here</text:span></text:p>
          </draw:text-box>
        </draw:frame>
        <draw:line draw:style-name="gr2" draw:text-style-name="P1" draw:layer="layout" svg:x1="0.726cm" svg:y1="0.622cm" svg:x2="0.715cm" svg:y2="13.76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</meta:initial-creator>
    <meta:creation-date>2011-12-10T14:38:05</meta:creation-date>
    <dc:date>2011-12-10T14:49:19</dc:date>
    <dc:creator>Christian </dc:creator>
    <meta:editing-duration>PT11M16S</meta:editing-duration>
    <meta:editing-cycles>2</meta:editing-cycles>
    <meta:generator>LibreOffice/3.4$Linux LibreOffice_project/340m1$Build-402</meta:generator>
    <meta:document-statistic meta:object-count="54"/>
  </office:meta>
</office:document-meta>
</file>